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C000003707A88FF68C7F299BB.jpg" manifest:media-type="image/jpeg"/>
  <manifest:file-entry manifest:full-path="Pictures/1000020100000190000001907EF2EE480D09EAF4.png" manifest:media-type="image/png"/>
  <manifest:file-entry manifest:full-path="Pictures/100021B200008D2E00004F60B312A649B9EEC188.svg" manifest:media-type="image/svg+xml"/>
  <manifest:file-entry manifest:full-path="Pictures/10000201000001900000019018EA63A86B444CF0.png" manifest:media-type="image/png"/>
  <manifest:file-entry manifest:full-path="Pictures/1000000D000000D200000142A36906CB079FE5ED.gif" manifest:media-type="image/gif"/>
  <manifest:file-entry manifest:full-path="Pictures/10000201000003AF000002128EC4FE86053E7E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pinWheelWipe" smil:subtype="threeBlad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44pt"/>
    </style:style>
    <style:style style:name="P3" style:family="paragraph">
      <loext:graphic-properties draw:fill="none" draw:fill-color="#ffffff"/>
      <style:paragraph-properties fo:text-align="center"/>
      <style:text-properties style:font-name="Orbitron" fo:font-size="44pt" fo:background-color="#ffffff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Orbitron" fo:font-size="44pt" fo:background-color="#ffffff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draw:style-name="gr1" draw:text-style-name="P1" xml:id="id3" draw:id="id3" draw:layer="layout" svg:width="7.825cm" svg:height="12cm" svg:x="18.375cm" svg:y="8cm">
          <draw:image xlink:href="Pictures/1000000D000000D200000142A36906CB079FE5ED.gif" xlink:type="simple" xlink:show="embed" xlink:actuate="onLoad">
            <text:p/>
          </draw:image>
        </draw:frame>
        <draw:frame draw:style-name="gr2" draw:text-style-name="P3" draw:layer="layout" svg:width="11cm" svg:height="4.037cm" svg:x="4.2cm" svg:y="9.563cm">
          <draw:text-box>
            <text:p xml:id="id2" text:id="id2" text:style-name="P2"><text:span text:style-name="T1">Intelligenza Artificiale</text:span></text:p>
          </draw:text-box>
        </draw:frame>
        <anim:par presentation:node-type="timing-root">
          <anim:par smil:begin="id1.begin">
            <anim:transitionFilter smil:dur="2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start">
                  <anim:command smil:begin="0s" smil:dur="0.001s" smil:fill="hold" smil:targetElement="id3" anim:command="play"/>
                  <anim:audio xlink:href="../Sounds/Robot1.mp3"/>
                </anim:par>
              </anim:par>
              <anim:par smil:begin="0s">
                <anim:par smil:begin="13s" smil:fill="hold" presentation:node-type="after-previous" presentation:preset-class="exit" presentation:preset-id="ooo-exit-zoom" presentation:preset-sub-type="out" presentation:group-id="0">
                  <anim:animate smil:dur="0.5s" smil:targetElement="id2" anim:sub-item="text" smil:attributeName="width" smil:values="width;0" smil:keyTimes="0;1"/>
                  <anim:animate smil:dur="0.5s" smil:targetElement="id2" anim:sub-item="text" smil:attributeName="height" smil:values="height;0" smil:keyTimes="0;1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Allora vi volevo parlare... </text:p>
              <text:p>-Clic</text:p>
              <text:p>-dell'intelligenza artificiale!</text:p>
              <text:p>-Clic</text:p>
              <text:p>-Audio Robot</text:p>
              <text:p>-Ok ok dai andiamo avanti</text:p>
              <text:p/>
            </draw:text-box>
          </draw:frame>
        </presentation:notes>
      </draw:page>
      <draw:page draw:name="page2" draw:style-name="dp3" draw:master-page-name="Predefinito" presentation:presentation-page-layout-name="AL2T1" xml:id="id4" draw:id="id4">
        <office:forms form:automatic-focus="false" form:apply-design-mode="false"/>
        <draw:frame draw:style-name="gr4" draw:text-style-name="P5" xml:id="id6" draw:id="id6" draw:layer="layout" svg:width="8cm" svg:height="8cm" svg:x="26.6cm" svg:y="5.8cm">
          <draw:image xlink:href="Pictures/10000201000001900000019018EA63A86B444CF0.png" xlink:type="simple" xlink:show="embed" xlink:actuate="onLoad">
            <text:p/>
          </draw:image>
        </draw:frame>
        <draw:frame draw:style-name="gr4" draw:text-style-name="P5" xml:id="id5" draw:id="id5" draw:layer="layout" svg:width="8cm" svg:height="8cm" svg:x="-6.6cm" svg:y="5.8cm">
          <draw:image xlink:href="Pictures/1000020100000190000001907EF2EE480D09EAF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thre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bounce-right">
                  <anim:animateMotion smil:dur="2s" smil:fill="hold" smil:targetElement="id5" svg:path="M0.0134076297729828 0c0.00814465670509119-0.01066 0.0366509551729104-0.02132 0.0468317760542744-0.02132 0.0631210894644567 0 0.128278343105186 0.16655 0.128278343105186 0.3331 0-0.08394 0.0325786268203648-0.16655 0.0631210894644567-0.16655 0.0325786268203648 0 0.0631210894644568 0.08394 0.0631210894644568 0.16655 0-0.0413 0.0162893134101824-0.0839400000000001 0.0325786268203647-0.0839400000000001s0.0325786268203648 0.0413000000000001 0.0325786268203648 0.0839400000000001c0-0.02132 0.00814465670509123-0.0413000000000001 0.0162893134101824-0.0413000000000001s0.0162893134101824 0.0213200000000001 0.0162893134101824 0.0413000000000001c0-0.01066 0.00407232835254551-0.0213200000000001 0.00814465670509112-0.0213200000000001 0.00203616417627278 0 0.00814465670509118 0.0106600000000001 0.00814465670509118 0.0213200000000001 0-0.00533 0.00203616417627289-0.01066 0.00407232835254567-0.01066 0 0.00133 0.00407232835254556 0.00533 0.00407232835254556 0.01066 0-0.00266 1.11022302462516E-016-0.00533 0.00203616417627289-0.00533 0 0.00133 0.00203616417627273 0.00266 0.00203616417627273 0.00533 0-0.00133 0-0.00266 0-0.004 0.00203616417627278 0 0.00203616417627284 0.00132999999999994 0.00203616417627284 0.00265999999999994 0.00203616417627278 0 0.00203616417627278-0.00132999999999994 0.00203616417627278-0.00265999999999994 0.00203616417627278 0 0.00203616417627284 0.00132999999999994 0.00203616417627284 0.00265999999999994"/>
                </anim:par>
                <anim:par smil:begin="0s" smil:fill="hold" presentation:node-type="with-previous" presentation:preset-class="motion-path" presentation:preset-id="ooo-motionpath-bounce-left">
                  <anim:animateMotion smil:dur="2s" smil:fill="hold" smil:targetElement="id6" svg:path="M-0.0161492615356383 0c-0.00903268661544852-0.01066-0.0406470897695185-0.0213200000000001-0.0519379480388291-0.0213200000000001-0.070003321269726 0-0.142264814193314 0.16655-0.142264814193314 0.3331 0-0.08394-0.0361307464617943-0.16655-0.0700033212697263-0.16655-0.0361307464617941 0-0.070003321269726 0.0839400000000001-0.070003321269726 0.16655 0-0.0413-0.018065373230897-0.0839400000000002-0.0361307464617939-0.0839400000000002s-0.0361307464617941 0.0413000000000002-0.0361307464617941 0.0839400000000002c0-0.02132-0.00903268661544848-0.0413000000000001-0.018065373230897-0.0413000000000001s-0.0180653732308972 0.0213200000000001-0.0180653732308972 0.0413000000000001c0-0.01066-0.0045163433077241-0.0213200000000001-0.00903268661544837-0.0213200000000001-0.00225817165386211 0-0.00903268661544848 0.0106600000000001-0.00903268661544848 0.0213200000000001 0-0.00533-0.00225817165386216-0.01066-0.00451634330772427-0.01066 0-0.00133-0.00451634330772438 0.00533-0.00451634330772438 0.01066 0-0.00266 5.55111512312578E-017-0.00533000000000033-0.00225817165386205-0.00533000000000033 0 0.00133-0.00225817165386222 0.00266000000000033-0.00225817165386222 0.00533000000000033 0-0.00133 0-0.00266 0-0.004-0.00225817165386211 0-0.002258171653862 0.00132999999999972-0.002258171653862 0.00265999999999972-0.00225817165386211 0-0.00225817165386227-0.00132999999999972-0.00225817165386227-0.00265999999999972-0.00225817165386211 0-0.002258171653862 0.00132999999999972-0.002258171653862 0.00265999999999972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-Eccoci! Prima di lasciare parlare l'impiccione voglio mostrarvi la base di tutto e farvi conoscere due compagni di viaggio </text:p>
            </draw:text-box>
          </draw:frame>
        </presentation:notes>
      </draw:page>
      <draw:page draw:name="page3" draw:style-name="dp4" draw:master-page-name="Predefinito" presentation:presentation-page-layout-name="AL2T1" xml:id="id7" draw:id="id7">
        <office:forms form:automatic-focus="false" form:apply-design-mode="false"/>
        <draw:frame draw:style-name="standard" draw:layer="layout" svg:width="17.2cm" svg:height="13cm" svg:x="5.4cm" svg:y="1.4cm">
          <draw:plugin xlink:href="../Medias/Metropolis%20(restoration%20trailer)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4" draw:text-style-name="P5" draw:layer="layout" svg:width="4.4cm" svg:height="4.4cm" svg:x="22.4cm" svg:y="12cm">
          <draw:image xlink:href="Pictures/10000201000001900000019018EA63A86B444CF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6C000003707A88FF68C7F299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2:09:57.588000000</meta:creation-date>
    <dc:date>2016-11-20T17:11:50.141000000</dc:date>
    <meta:editing-duration>PT3H19M17S</meta:editing-duration>
    <meta:editing-cycles>13</meta:editing-cycles>
    <meta:generator>LibreOffice/5.2.2.2$Windows_x86 LibreOffice_project/8f96e87c890bf8fa77463cd4b640a2312823f3ad</meta:generator>
    <meta:document-statistic meta:object-count="45"/>
  </office:meta>
</office:document-meta>
</file>